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84"/>
    <style:style style:name="ce4" style:family="table-cell" style:parent-style-name="Default" style:data-style-name="N5002"/>
  </office:automatic-styles>
  <office:body>
    <office:spreadsheet>
      <table:table table:name="Arkusz1" table:style-name="ta1" table:print-ranges="Arkusz1.A1:Arkusz1.L145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Plain</text:p>
          </table:table-cell>
          <table:table-cell/>
          <table:table-cell table:style-name="ce2" office:value-type="string">
            <text:p>Prefetch</text:p>
          </table:table-cell>
          <table:table-cell table:number-columns-repeated="3"/>
          <table:table-cell office:value-type="float" office:value="54.09">
            <text:p>54.09</text:p>
          </table:table-cell>
          <table:table-cell office:value-type="float" office:value="22.87">
            <text:p>22.87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Default" office:value-type="float" office:value="52.39">
            <text:p>52,39</text:p>
          </table:table-cell>
          <table:table-cell/>
          <table:table-cell office:value-type="float" office:value="52.73">
            <text:p>52.73</text:p>
          </table:table-cell>
          <table:table-cell table:number-columns-repeated="3"/>
          <table:table-cell table:style-name="Default"/>
          <table:table-cell office:value-type="float" office:value="22.59">
            <text:p>22.59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Default" office:value-type="float" office:value="55.03">
            <text:p>55,03</text:p>
          </table:table-cell>
          <table:table-cell/>
          <table:table-cell office:value-type="float" office:value="55.13">
            <text:p>55.13</text:p>
          </table:table-cell>
          <table:table-cell table:number-columns-repeated="3"/>
          <table:table-cell table:style-name="Default"/>
          <table:table-cell office:value-type="float" office:value="22.88">
            <text:p>22.8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Default" office:value-type="float" office:value="54.43">
            <text:p>54,43</text:p>
          </table:table-cell>
          <table:table-cell/>
          <table:table-cell office:value-type="float" office:value="54.35">
            <text:p>54.35</text:p>
          </table:table-cell>
          <table:table-cell table:number-columns-repeated="3"/>
          <table:table-cell table:style-name="Default"/>
          <table:table-cell office:value-type="float" office:value="22.78">
            <text:p>22.7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Default" office:value-type="float" office:value="53.46">
            <text:p>53,46</text:p>
          </table:table-cell>
          <table:table-cell/>
          <table:table-cell office:value-type="float" office:value="53.46">
            <text:p>53.46</text:p>
          </table:table-cell>
          <table:table-cell table:number-columns-repeated="3"/>
          <table:table-cell table:style-name="Default"/>
          <table:table-cell office:value-type="float" office:value="22.78">
            <text:p>22.7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Default" office:value-type="float" office:value="54.83">
            <text:p>54,83</text:p>
          </table:table-cell>
          <table:table-cell/>
          <table:table-cell office:value-type="float" office:value="50.61">
            <text:p>50.61</text:p>
          </table:table-cell>
          <table:table-cell table:number-columns-repeated="3"/>
          <table:table-cell table:style-name="Default"/>
          <table:table-cell office:value-type="float" office:value="22.66">
            <text:p>22.6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Default" office:value-type="float" office:value="55.11">
            <text:p>55,11</text:p>
          </table:table-cell>
          <table:table-cell/>
          <table:table-cell office:value-type="float" office:value="50.44">
            <text:p>50.44</text:p>
          </table:table-cell>
          <table:table-cell table:number-columns-repeated="3"/>
          <table:table-cell table:style-name="Default"/>
          <table:table-cell office:value-type="float" office:value="22.46">
            <text:p>22.4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54.23">
            <text:p>54,23</text:p>
          </table:table-cell>
          <table:table-cell/>
          <table:table-cell office:value-type="float" office:value="55.15">
            <text:p>55.15</text:p>
          </table:table-cell>
          <table:table-cell table:number-columns-repeated="3"/>
          <table:table-cell table:style-name="Default"/>
          <table:table-cell office:value-type="float" office:value="21.99">
            <text:p>21.99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Default" office:value-type="float" office:value="57.45">
            <text:p>57,45</text:p>
          </table:table-cell>
          <table:table-cell/>
          <table:table-cell office:value-type="float" office:value="54.45">
            <text:p>54.45</text:p>
          </table:table-cell>
          <table:table-cell table:number-columns-repeated="3"/>
          <table:table-cell table:style-name="Default"/>
          <table:table-cell office:value-type="float" office:value="22.44">
            <text:p>22.4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55.54">
            <text:p>55,54</text:p>
          </table:table-cell>
          <table:table-cell/>
          <table:table-cell office:value-type="float" office:value="54.56">
            <text:p>54.56</text:p>
          </table:table-cell>
          <table:table-cell table:number-columns-repeated="3"/>
          <table:table-cell table:style-name="Default"/>
          <table:table-cell office:value-type="float" office:value="22.63">
            <text:p>22.63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11])" office:value-type="float" office:value="54.7188888888889">
            <text:p>54.7189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3.4311111111111">
            <text:p>53.4311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11])" office:value-type="float" office:value="1.40206494539701">
            <text:p>1.4021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81643500051918">
            <text:p>1.8164</text:p>
          </table:table-cell>
          <table:table-cell table:number-columns-repeated="3"/>
          <table:table-cell office:value-type="float" office:value="69.58">
            <text:p>69.58</text:p>
          </table:table-cell>
          <table:table-cell office:value-type="float" office:value="28.84">
            <text:p>28.84</text:p>
          </table:table-cell>
          <table:table-cell table:number-columns-repeated="246"/>
        </table:table-row>
        <table:table-row table:style-name="ro2">
          <table:table-cell table:number-columns-repeated="8"/>
          <table:table-cell table:style-name="Default" table:number-columns-repeated="4"/>
          <table:table-cell office:value-type="string">
            <text:p>#stamp:</text:p>
          </table:table-cell>
          <table:table-cell office:value-type="string">
            <text:p>20070805-23:23:08</text:p>
          </table:table-cell>
          <table:table-cell office:value-type="string">
            <text:p>#all:</text:p>
          </table:table-cell>
          <table:table-cell office:value-type="float" office:value="1186349003.48176">
            <text:p>1186349003.48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614">
            <text:p>614</text:p>
          </table:table-cell>
          <table:table-cell office:value-type="string">
            <text:p>#stamp:</text:p>
          </table:table-cell>
          <table:table-cell office:value-type="string">
            <text:p>20070805-23:25:08</text:p>
          </table:table-cell>
          <table:table-cell office:value-type="string">
            <text:p>#all:</text:p>
          </table:table-cell>
          <table:table-cell office:value-type="float" office:value="1186349124.47707">
            <text:p>1186349124.48</text:p>
          </table:table-cell>
          <table:table-cell office:value-type="float" office:value="614">
            <text:p>614</text:p>
          </table:table-cell>
          <table:table-cell office:value-type="string">
            <text:p>stat:</text:p>
          </table:table-cell>
          <table:table-cell office:value-type="float" office:value="5024">
            <text:p>5024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02">
            <text:p>5002</text:p>
          </table:table-cell>
          <table:table-cell table:number-columns-repeated="2" office:value-type="float" office:value="4889">
            <text:p>4889</text:p>
          </table:table-cell>
          <table:table-cell office:value-type="float" office:value="34817">
            <text:p>34817</text:p>
          </table:table-cell>
          <table:table-cell office:value-type="float" office:value="4889">
            <text:p>4889</text:p>
          </table:table-cell>
          <table:table-cell office:value-type="float" office:value="4202496">
            <text:p>4202496</text:p>
          </table:table-cell>
          <table:table-cell office:value-type="float" office:value="19366">
            <text:p>19366</text:p>
          </table:table-cell>
          <table:table-cell office:value-type="float" office:value="244">
            <text:p>244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95">
            <text:p>5895</text:p>
          </table:table-cell>
          <table:table-cell office:value-type="float" office:value="201863168">
            <text:p>201863168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8471120">
            <text:p>3218471120</text:p>
          </table:table-cell>
          <table:table-cell office:value-type="float" office:value="3218469676">
            <text:p>321846967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617">
            <text:p>617</text:p>
          </table:table-cell>
          <table:table-cell office:value-type="string">
            <text:p>#stamp:</text:p>
          </table:table-cell>
          <table:table-cell office:value-type="string">
            <text:p>20070805-23:27:10</text:p>
          </table:table-cell>
          <table:table-cell office:value-type="string">
            <text:p>#all:</text:p>
          </table:table-cell>
          <table:table-cell office:value-type="float" office:value="1186349244.97905">
            <text:p>1186349244.98</text:p>
          </table:table-cell>
          <table:table-cell office:value-type="float" office:value="617">
            <text:p>617</text:p>
          </table:table-cell>
          <table:table-cell office:value-type="string">
            <text:p>stat:</text:p>
          </table:table-cell>
          <table:table-cell office:value-type="float" office:value="4986">
            <text:p>4986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63">
            <text:p>4963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34819">
            <text:p>34819</text:p>
          </table:table-cell>
          <table:table-cell office:value-type="float" office:value="4865">
            <text:p>4865</text:p>
          </table:table-cell>
          <table:table-cell office:value-type="float" office:value="4202496">
            <text:p>4202496</text:p>
          </table:table-cell>
          <table:table-cell office:value-type="float" office:value="19373">
            <text:p>19373</text:p>
          </table:table-cell>
          <table:table-cell office:value-type="float" office:value="244">
            <text:p>24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55">
            <text:p>5855</text:p>
          </table:table-cell>
          <table:table-cell office:value-type="float" office:value="201867264">
            <text:p>201867264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4370512">
            <text:p>3214370512</text:p>
          </table:table-cell>
          <table:table-cell office:value-type="float" office:value="3214369068">
            <text:p>321436906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622">
            <text:p>622</text:p>
          </table:table-cell>
          <table:table-cell office:value-type="string">
            <text:p>#stamp:</text:p>
          </table:table-cell>
          <table:table-cell office:value-type="string">
            <text:p>20070805-23:29:10</text:p>
          </table:table-cell>
          <table:table-cell office:value-type="string">
            <text:p>#all:</text:p>
          </table:table-cell>
          <table:table-cell office:value-type="float" office:value="1186349364.19956">
            <text:p>1186349364.2</text:p>
          </table:table-cell>
          <table:table-cell office:value-type="float" office:value="622">
            <text:p>622</text:p>
          </table:table-cell>
          <table:table-cell office:value-type="string">
            <text:p>stat:</text:p>
          </table:table-cell>
          <table:table-cell office:value-type="float" office:value="5012">
            <text:p>501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1">
            <text:p>4991</text:p>
          </table:table-cell>
          <table:table-cell table:number-columns-repeated="2" office:value-type="float" office:value="4901">
            <text:p>4901</text:p>
          </table:table-cell>
          <table:table-cell office:value-type="float" office:value="34819">
            <text:p>34819</text:p>
          </table:table-cell>
          <table:table-cell office:value-type="float" office:value="4901">
            <text:p>4901</text:p>
          </table:table-cell>
          <table:table-cell office:value-type="float" office:value="4202496">
            <text:p>4202496</text:p>
          </table:table-cell>
          <table:table-cell office:value-type="float" office:value="19351">
            <text:p>19351</text:p>
          </table:table-cell>
          <table:table-cell office:value-type="float" office:value="245">
            <text:p>245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63">
            <text:p>5863</text:p>
          </table:table-cell>
          <table:table-cell office:value-type="float" office:value="202924032">
            <text:p>202924032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559440">
            <text:p>3216559440</text:p>
          </table:table-cell>
          <table:table-cell office:value-type="float" office:value="3216557996">
            <text:p>321655799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636">
            <text:p>636</text:p>
          </table:table-cell>
          <table:table-cell office:value-type="string">
            <text:p>#stamp:</text:p>
          </table:table-cell>
          <table:table-cell office:value-type="string">
            <text:p>20070805-23:31:13</text:p>
          </table:table-cell>
          <table:table-cell office:value-type="string">
            <text:p>#all:</text:p>
          </table:table-cell>
          <table:table-cell office:value-type="float" office:value="1186349486.53742">
            <text:p>1186349486.54</text:p>
          </table:table-cell>
          <table:table-cell office:value-type="float" office:value="636">
            <text:p>636</text:p>
          </table:table-cell>
          <table:table-cell office:value-type="string">
            <text:p>stat:</text:p>
          </table:table-cell>
          <table:table-cell office:value-type="float" office:value="5012">
            <text:p>501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4">
            <text:p>4994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34818">
            <text:p>34818</text:p>
          </table:table-cell>
          <table:table-cell office:value-type="float" office:value="4910">
            <text:p>4910</text:p>
          </table:table-cell>
          <table:table-cell office:value-type="float" office:value="4202496">
            <text:p>4202496</text:p>
          </table:table-cell>
          <table:table-cell office:value-type="float" office:value="19355">
            <text:p>19355</text:p>
          </table:table-cell>
          <table:table-cell office:value-type="float" office:value="245">
            <text:p>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89">
            <text:p>5889</text:p>
          </table:table-cell>
          <table:table-cell office:value-type="float" office:value="201875456">
            <text:p>201875456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559360">
            <text:p>3216559360</text:p>
          </table:table-cell>
          <table:table-cell office:value-type="float" office:value="3216557916">
            <text:p>321655791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36">
            <text:p>636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5-23:33:13</text:p>
          </table:table-cell>
          <table:table-cell office:value-type="string">
            <text:p>#all:</text:p>
          </table:table-cell>
          <table:table-cell office:value-type="float" office:value="1186349606.92113">
            <text:p>1186349606.92</text:p>
          </table:table-cell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605">
            <text:p>605</text:p>
          </table:table-cell>
          <table:table-cell office:value-type="string">
            <text:p>#stamp:</text:p>
          </table:table-cell>
          <table:table-cell office:value-type="string">
            <text:p>20070805-23:35:11</text:p>
          </table:table-cell>
          <table:table-cell office:value-type="string">
            <text:p>#all:</text:p>
          </table:table-cell>
          <table:table-cell office:value-type="float" office:value="1186349727.72234">
            <text:p>1186349727.72</text:p>
          </table:table-cell>
          <table:table-cell office:value-type="float" office:value="605">
            <text:p>605</text:p>
          </table:table-cell>
          <table:table-cell office:value-type="string">
            <text:p>stat:</text:p>
          </table:table-cell>
          <table:table-cell office:value-type="float" office:value="5018">
            <text:p>5018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2">
            <text:p>4992</text:p>
          </table:table-cell>
          <table:table-cell table:number-columns-repeated="2" office:value-type="float" office:value="4887">
            <text:p>4887</text:p>
          </table:table-cell>
          <table:table-cell office:value-type="float" office:value="34817">
            <text:p>34817</text:p>
          </table:table-cell>
          <table:table-cell office:value-type="float" office:value="4887">
            <text:p>4887</text:p>
          </table:table-cell>
          <table:table-cell office:value-type="float" office:value="4202496">
            <text:p>4202496</text:p>
          </table:table-cell>
          <table:table-cell office:value-type="float" office:value="19359">
            <text:p>19359</text:p>
          </table:table-cell>
          <table:table-cell office:value-type="float" office:value="246">
            <text:p>246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37">
            <text:p>5837</text:p>
          </table:table-cell>
          <table:table-cell office:value-type="float" office:value="201871360">
            <text:p>201871360</text:p>
          </table:table-cell>
          <table:table-cell office:value-type="float" office:value="18077">
            <text:p>18077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3696496">
            <text:p>3213696496</text:p>
          </table:table-cell>
          <table:table-cell office:value-type="float" office:value="3213695052">
            <text:p>3213695052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9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610">
            <text:p>610</text:p>
          </table:table-cell>
          <table:table-cell office:value-type="string">
            <text:p>#stamp:</text:p>
          </table:table-cell>
          <table:table-cell office:value-type="string">
            <text:p>20070805-23:37:12</text:p>
          </table:table-cell>
          <table:table-cell office:value-type="string">
            <text:p>#all:</text:p>
          </table:table-cell>
          <table:table-cell office:value-type="float" office:value="1186349847.07659">
            <text:p>1186349847.08</text:p>
          </table:table-cell>
          <table:table-cell office:value-type="float" office:value="610">
            <text:p>610</text:p>
          </table:table-cell>
          <table:table-cell table:number-columns-repeated="238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619">
            <text:p>619</text:p>
          </table:table-cell>
          <table:table-cell office:value-type="string">
            <text:p>#stamp:</text:p>
          </table:table-cell>
          <table:table-cell office:value-type="string">
            <text:p>20070805-23:39:15</text:p>
          </table:table-cell>
          <table:table-cell office:value-type="string">
            <text:p>#all:</text:p>
          </table:table-cell>
          <table:table-cell office:value-type="float" office:value="1186349967.32028">
            <text:p>1186349967.32</text:p>
          </table:table-cell>
          <table:table-cell office:value-type="float" office:value="619">
            <text:p>619</text:p>
          </table:table-cell>
          <table:table-cell office:value-type="string">
            <text:p>stat:</text:p>
          </table:table-cell>
          <table:table-cell office:value-type="float" office:value="4983">
            <text:p>4983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70">
            <text:p>4970</text:p>
          </table:table-cell>
          <table:table-cell table:number-columns-repeated="2" office:value-type="float" office:value="4904">
            <text:p>4904</text:p>
          </table:table-cell>
          <table:table-cell office:value-type="float" office:value="34821">
            <text:p>34821</text:p>
          </table:table-cell>
          <table:table-cell office:value-type="float" office:value="4904">
            <text:p>4904</text:p>
          </table:table-cell>
          <table:table-cell office:value-type="float" office:value="4202496">
            <text:p>4202496</text:p>
          </table:table-cell>
          <table:table-cell office:value-type="float" office:value="19359">
            <text:p>19359</text:p>
          </table:table-cell>
          <table:table-cell office:value-type="float" office:value="245">
            <text:p>245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785">
            <text:p>5785</text:p>
          </table:table-cell>
          <table:table-cell office:value-type="float" office:value="201875456">
            <text:p>2018754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812320">
            <text:p>3216812320</text:p>
          </table:table-cell>
          <table:table-cell office:value-type="float" office:value="3216810876">
            <text:p>321681087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4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Plain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eadahead</text:p>
          </table:table-cell>
          <table:table-cell table:number-columns-repeated="2"/>
          <table:table-cell table:style-name="ce2"/>
          <table:table-cell table:number-columns-repeated="247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office:value-type="float" office:value="69.73">
            <text:p>69.73</text:p>
          </table:table-cell>
          <table:table-cell office:value-type="float" office:value="29.35">
            <text:p>29.35</text:p>
          </table:table-cell>
          <table:table-cell office:value-type="string">
            <text:p>#</text:p>
          </table:table-cell>
          <table:table-cell office:value-type="float" office:value="14.3095972538">
            <text:p>14.31</text:p>
          </table:table-cell>
          <table:table-cell table:number-columns-repeated="2"/>
          <table:table-cell office:value-type="float" office:value="64.71">
            <text:p>64.71</text:p>
          </table:table-cell>
          <table:table-cell office:value-type="float" office:value="25.27">
            <text:p>25.27</text:p>
          </table:table-cell>
          <table:table-cell office:value-type="string">
            <text:p>#</text:p>
          </table:table-cell>
          <table:table-cell office:value-type="float" office:value="6.92118048668">
            <text:p>6.92</text:p>
          </table:table-cell>
          <table:table-cell office:value-type="float" office:value="614">
            <text:p>614</text:p>
          </table:table-cell>
          <table:table-cell office:value-type="string">
            <text:p>#stamp:</text:p>
          </table:table-cell>
          <table:table-cell office:value-type="string">
            <text:p>20070805-23:25:08</text:p>
          </table:table-cell>
          <table:table-cell office:value-type="string">
            <text:p>#all:</text:p>
          </table:table-cell>
          <table:table-cell office:value-type="float" office:value="1186349124.47707">
            <text:p>1186349124.48</text:p>
          </table:table-cell>
          <table:table-cell office:value-type="float" office:value="614">
            <text:p>614</text:p>
          </table:table-cell>
          <table:table-cell office:value-type="string">
            <text:p>stat:</text:p>
          </table:table-cell>
          <table:table-cell office:value-type="float" office:value="5024">
            <text:p>5024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02">
            <text:p>5002</text:p>
          </table:table-cell>
          <table:table-cell table:number-columns-repeated="2" office:value-type="float" office:value="4889">
            <text:p>4889</text:p>
          </table:table-cell>
          <table:table-cell office:value-type="float" office:value="34817">
            <text:p>34817</text:p>
          </table:table-cell>
          <table:table-cell office:value-type="float" office:value="4889">
            <text:p>4889</text:p>
          </table:table-cell>
          <table:table-cell office:value-type="float" office:value="4202496">
            <text:p>4202496</text:p>
          </table:table-cell>
          <table:table-cell office:value-type="float" office:value="19366">
            <text:p>19366</text:p>
          </table:table-cell>
          <table:table-cell office:value-type="float" office:value="244">
            <text:p>244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95">
            <text:p>5895</text:p>
          </table:table-cell>
          <table:table-cell office:value-type="float" office:value="201863168">
            <text:p>201863168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8471120">
            <text:p>3218471120</text:p>
          </table:table-cell>
          <table:table-cell office:value-type="float" office:value="3218469676">
            <text:p>321846967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95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Default" office:value-type="float" office:value="69.8">
            <text:p>69,8</text:p>
          </table:table-cell>
          <table:table-cell table:style-name="Default" office:value-type="string">
            <text:p>29.6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5680077076">
            <text:p>14,57</text:p>
          </table:table-cell>
          <table:table-cell table:number-columns-repeated="2"/>
          <table:table-cell office:value-type="float" office:value="64.38">
            <text:p>64.38</text:p>
          </table:table-cell>
          <table:table-cell office:value-type="float" office:value="25.06">
            <text:p>25.06</text:p>
          </table:table-cell>
          <table:table-cell office:value-type="string">
            <text:p>#</text:p>
          </table:table-cell>
          <table:table-cell office:value-type="float" office:value="6.24580955505">
            <text:p>6.25</text:p>
          </table:table-cell>
          <table:table-cell office:value-type="float" office:value="617">
            <text:p>617</text:p>
          </table:table-cell>
          <table:table-cell office:value-type="string">
            <text:p>#stamp:</text:p>
          </table:table-cell>
          <table:table-cell office:value-type="string">
            <text:p>20070805-23:27:10</text:p>
          </table:table-cell>
          <table:table-cell office:value-type="string">
            <text:p>#all:</text:p>
          </table:table-cell>
          <table:table-cell office:value-type="float" office:value="1186349244.97905">
            <text:p>1186349244.98</text:p>
          </table:table-cell>
          <table:table-cell office:value-type="float" office:value="617">
            <text:p>617</text:p>
          </table:table-cell>
          <table:table-cell office:value-type="string">
            <text:p>stat:</text:p>
          </table:table-cell>
          <table:table-cell office:value-type="float" office:value="4986">
            <text:p>4986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63">
            <text:p>4963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34819">
            <text:p>34819</text:p>
          </table:table-cell>
          <table:table-cell office:value-type="float" office:value="4865">
            <text:p>4865</text:p>
          </table:table-cell>
          <table:table-cell office:value-type="float" office:value="4202496">
            <text:p>4202496</text:p>
          </table:table-cell>
          <table:table-cell office:value-type="float" office:value="19373">
            <text:p>19373</text:p>
          </table:table-cell>
          <table:table-cell office:value-type="float" office:value="244">
            <text:p>24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55">
            <text:p>5855</text:p>
          </table:table-cell>
          <table:table-cell office:value-type="float" office:value="201867264">
            <text:p>201867264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4370512">
            <text:p>3214370512</text:p>
          </table:table-cell>
          <table:table-cell office:value-type="float" office:value="3214369068">
            <text:p>321436906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19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Default" office:value-type="float" office:value="69.39">
            <text:p>69,39</text:p>
          </table:table-cell>
          <table:table-cell table:style-name="Default" office:value-type="string">
            <text:p>29.4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4564318657">
            <text:p>12,46</text:p>
          </table:table-cell>
          <table:table-cell table:style-name="Default"/>
          <table:table-cell/>
          <table:table-cell table:style-name="Default" office:value-type="float" office:value="64.28">
            <text:p>64,28</text:p>
          </table:table-cell>
          <table:table-cell table:style-name="Default" office:value-type="float" office:value="24.74">
            <text:p>24,74</text:p>
          </table:table-cell>
          <table:table-cell table:style-name="Default" office:value-type="string">
            <text:p>#</text:p>
          </table:table-cell>
          <table:table-cell office:value-type="float" office:value="8.20017838478">
            <text:p>8.2</text:p>
          </table:table-cell>
          <table:table-cell office:value-type="float" office:value="622">
            <text:p>622</text:p>
          </table:table-cell>
          <table:table-cell office:value-type="string">
            <text:p>#stamp:</text:p>
          </table:table-cell>
          <table:table-cell office:value-type="string">
            <text:p>20070805-23:29:10</text:p>
          </table:table-cell>
          <table:table-cell office:value-type="string">
            <text:p>#all:</text:p>
          </table:table-cell>
          <table:table-cell office:value-type="float" office:value="1186349364.19956">
            <text:p>1186349364.2</text:p>
          </table:table-cell>
          <table:table-cell office:value-type="float" office:value="622">
            <text:p>622</text:p>
          </table:table-cell>
          <table:table-cell office:value-type="string">
            <text:p>stat:</text:p>
          </table:table-cell>
          <table:table-cell office:value-type="float" office:value="5012">
            <text:p>501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1">
            <text:p>4991</text:p>
          </table:table-cell>
          <table:table-cell table:number-columns-repeated="2" office:value-type="float" office:value="4901">
            <text:p>4901</text:p>
          </table:table-cell>
          <table:table-cell office:value-type="float" office:value="34819">
            <text:p>34819</text:p>
          </table:table-cell>
          <table:table-cell office:value-type="float" office:value="4901">
            <text:p>4901</text:p>
          </table:table-cell>
          <table:table-cell office:value-type="float" office:value="4202496">
            <text:p>4202496</text:p>
          </table:table-cell>
          <table:table-cell office:value-type="float" office:value="19351">
            <text:p>19351</text:p>
          </table:table-cell>
          <table:table-cell office:value-type="float" office:value="245">
            <text:p>245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63">
            <text:p>5863</text:p>
          </table:table-cell>
          <table:table-cell office:value-type="float" office:value="202924032">
            <text:p>202924032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559440">
            <text:p>3216559440</text:p>
          </table:table-cell>
          <table:table-cell office:value-type="float" office:value="3216557996">
            <text:p>321655799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95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Default" office:value-type="float" office:value="69.58">
            <text:p>69,58</text:p>
          </table:table-cell>
          <table:table-cell table:style-name="Default" office:value-type="string">
            <text:p>29.52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2107636929">
            <text:p>12,21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32">
            <text:p>25,32</text:p>
          </table:table-cell>
          <table:table-cell table:style-name="Default" office:value-type="string">
            <text:p>#</text:p>
          </table:table-cell>
          <table:table-cell office:value-type="float" office:value="5.71253418922">
            <text:p>5.71</text:p>
          </table:table-cell>
          <table:table-cell office:value-type="float" office:value="636">
            <text:p>636</text:p>
          </table:table-cell>
          <table:table-cell office:value-type="string">
            <text:p>#stamp:</text:p>
          </table:table-cell>
          <table:table-cell office:value-type="string">
            <text:p>20070805-23:31:13</text:p>
          </table:table-cell>
          <table:table-cell office:value-type="string">
            <text:p>#all:</text:p>
          </table:table-cell>
          <table:table-cell office:value-type="float" office:value="1186349486.53742">
            <text:p>1186349486.54</text:p>
          </table:table-cell>
          <table:table-cell office:value-type="float" office:value="636">
            <text:p>636</text:p>
          </table:table-cell>
          <table:table-cell office:value-type="string">
            <text:p>stat:</text:p>
          </table:table-cell>
          <table:table-cell office:value-type="float" office:value="5012">
            <text:p>5012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4">
            <text:p>4994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34818">
            <text:p>34818</text:p>
          </table:table-cell>
          <table:table-cell office:value-type="float" office:value="4910">
            <text:p>4910</text:p>
          </table:table-cell>
          <table:table-cell office:value-type="float" office:value="4202496">
            <text:p>4202496</text:p>
          </table:table-cell>
          <table:table-cell office:value-type="float" office:value="19355">
            <text:p>19355</text:p>
          </table:table-cell>
          <table:table-cell office:value-type="float" office:value="245">
            <text:p>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89">
            <text:p>5889</text:p>
          </table:table-cell>
          <table:table-cell office:value-type="float" office:value="201875456">
            <text:p>201875456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559360">
            <text:p>3216559360</text:p>
          </table:table-cell>
          <table:table-cell office:value-type="float" office:value="3216557916">
            <text:p>321655791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36">
            <text:p>636</text:p>
          </table:table-cell>
          <table:table-cell table:number-columns-repeated="195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Default" office:value-type="float" office:value="69.96">
            <text:p>69,96</text:p>
          </table:table-cell>
          <table:table-cell table:style-name="Default" office:value-type="string">
            <text:p>30.27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0452060699">
            <text:p>12,05</text:p>
          </table:table-cell>
          <table:table-cell table:number-columns-repeated="2"/>
          <table:table-cell table:style-name="Default" office:value-type="float" office:value="63.95">
            <text:p>63,95</text:p>
          </table:table-cell>
          <table:table-cell table:style-name="Default" office:value-type="float" office:value="24.68">
            <text:p>24,68</text:p>
          </table:table-cell>
          <table:table-cell table:style-name="Default" office:value-type="string">
            <text:p>#</text:p>
          </table:table-cell>
          <table:table-cell office:value-type="float" office:value="7.4144718647">
            <text:p>7.41</text:p>
          </table:table-cell>
          <table:table-cell office:value-type="string">
            <text:p>#stamp:</text:p>
          </table:table-cell>
          <table:table-cell office:value-type="string">
            <text:p>20070805-23:33:13</text:p>
          </table:table-cell>
          <table:table-cell office:value-type="string">
            <text:p>#all:</text:p>
          </table:table-cell>
          <table:table-cell office:value-type="float" office:value="1186349606.92113">
            <text:p>1186349606.92</text:p>
          </table:table-cell>
          <table:table-cell table:number-columns-repeated="24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Default" office:value-type="float" office:value="69.14">
            <text:p>69,14</text:p>
          </table:table-cell>
          <table:table-cell table:style-name="Default" office:value-type="string">
            <text:p>28.89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2.2654871941">
            <text:p>12,27</text:p>
          </table:table-cell>
          <table:table-cell table:number-columns-repeated="2"/>
          <table:table-cell table:style-name="Default" office:value-type="float" office:value="64.92">
            <text:p>64,92</text:p>
          </table:table-cell>
          <table:table-cell table:style-name="Default" office:value-type="float" office:value="25.41">
            <text:p>25,41</text:p>
          </table:table-cell>
          <table:table-cell table:style-name="Default" office:value-type="string">
            <text:p>#</text:p>
          </table:table-cell>
          <table:table-cell office:value-type="float" office:value="7.26034903526">
            <text:p>7.26</text:p>
          </table:table-cell>
          <table:table-cell office:value-type="float" office:value="605">
            <text:p>605</text:p>
          </table:table-cell>
          <table:table-cell office:value-type="string">
            <text:p>#stamp:</text:p>
          </table:table-cell>
          <table:table-cell office:value-type="string">
            <text:p>20070805-23:35:11</text:p>
          </table:table-cell>
          <table:table-cell office:value-type="string">
            <text:p>#all:</text:p>
          </table:table-cell>
          <table:table-cell office:value-type="float" office:value="1186349727.72234">
            <text:p>1186349727.72</text:p>
          </table:table-cell>
          <table:table-cell office:value-type="float" office:value="605">
            <text:p>605</text:p>
          </table:table-cell>
          <table:table-cell office:value-type="string">
            <text:p>stat:</text:p>
          </table:table-cell>
          <table:table-cell office:value-type="float" office:value="5018">
            <text:p>5018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92">
            <text:p>4992</text:p>
          </table:table-cell>
          <table:table-cell table:number-columns-repeated="2" office:value-type="float" office:value="4887">
            <text:p>4887</text:p>
          </table:table-cell>
          <table:table-cell office:value-type="float" office:value="34817">
            <text:p>34817</text:p>
          </table:table-cell>
          <table:table-cell office:value-type="float" office:value="4887">
            <text:p>4887</text:p>
          </table:table-cell>
          <table:table-cell office:value-type="float" office:value="4202496">
            <text:p>4202496</text:p>
          </table:table-cell>
          <table:table-cell office:value-type="float" office:value="19359">
            <text:p>19359</text:p>
          </table:table-cell>
          <table:table-cell office:value-type="float" office:value="246">
            <text:p>246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37">
            <text:p>5837</text:p>
          </table:table-cell>
          <table:table-cell office:value-type="float" office:value="201871360">
            <text:p>201871360</text:p>
          </table:table-cell>
          <table:table-cell office:value-type="float" office:value="18077">
            <text:p>18077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3696496">
            <text:p>3213696496</text:p>
          </table:table-cell>
          <table:table-cell office:value-type="float" office:value="3213695052">
            <text:p>3213695052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9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Default" office:value-type="float" office:value="69.12">
            <text:p>69,12</text:p>
          </table:table-cell>
          <table:table-cell table:style-name="Default" office:value-type="string">
            <text:p>28.80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4.1100285053">
            <text:p>14,11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23">
            <text:p>25,23</text:p>
          </table:table-cell>
          <table:table-cell table:style-name="Default" office:value-type="string">
            <text:p>#</text:p>
          </table:table-cell>
          <table:table-cell office:value-type="float" office:value="5.96935391426">
            <text:p>5.97</text:p>
          </table:table-cell>
          <table:table-cell office:value-type="float" office:value="610">
            <text:p>610</text:p>
          </table:table-cell>
          <table:table-cell office:value-type="string">
            <text:p>#stamp:</text:p>
          </table:table-cell>
          <table:table-cell office:value-type="string">
            <text:p>20070805-23:37:12</text:p>
          </table:table-cell>
          <table:table-cell office:value-type="string">
            <text:p>#all:</text:p>
          </table:table-cell>
          <table:table-cell office:value-type="float" office:value="1186349847.07659">
            <text:p>1186349847.08</text:p>
          </table:table-cell>
          <table:table-cell office:value-type="float" office:value="610">
            <text:p>610</text:p>
          </table:table-cell>
          <table:table-cell table:number-columns-repeated="238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Default" office:value-type="float" office:value="69.33">
            <text:p>69,33</text:p>
          </table:table-cell>
          <table:table-cell table:style-name="Default" office:value-type="string">
            <text:p>29.18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3.97889781">
            <text:p>13,98</text:p>
          </table:table-cell>
          <table:table-cell table:number-columns-repeated="2"/>
          <table:table-cell table:style-name="Default" office:value-type="float" office:value="64.49">
            <text:p>64,49</text:p>
          </table:table-cell>
          <table:table-cell table:style-name="Default" office:value-type="float" office:value="25.17">
            <text:p>25,17</text:p>
          </table:table-cell>
          <table:table-cell table:style-name="Default" office:value-type="string">
            <text:p>#</text:p>
          </table:table-cell>
          <table:table-cell office:value-type="float" office:value="5.46255373955">
            <text:p>5.46</text:p>
          </table:table-cell>
          <table:table-cell office:value-type="float" office:value="619">
            <text:p>619</text:p>
          </table:table-cell>
          <table:table-cell office:value-type="string">
            <text:p>#stamp:</text:p>
          </table:table-cell>
          <table:table-cell office:value-type="string">
            <text:p>20070805-23:39:15</text:p>
          </table:table-cell>
          <table:table-cell office:value-type="string">
            <text:p>#all:</text:p>
          </table:table-cell>
          <table:table-cell office:value-type="float" office:value="1186349967.32028">
            <text:p>1186349967.32</text:p>
          </table:table-cell>
          <table:table-cell office:value-type="float" office:value="619">
            <text:p>619</text:p>
          </table:table-cell>
          <table:table-cell office:value-type="string">
            <text:p>stat:</text:p>
          </table:table-cell>
          <table:table-cell office:value-type="float" office:value="4983">
            <text:p>4983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70">
            <text:p>4970</text:p>
          </table:table-cell>
          <table:table-cell table:number-columns-repeated="2" office:value-type="float" office:value="4904">
            <text:p>4904</text:p>
          </table:table-cell>
          <table:table-cell office:value-type="float" office:value="34821">
            <text:p>34821</text:p>
          </table:table-cell>
          <table:table-cell office:value-type="float" office:value="4904">
            <text:p>4904</text:p>
          </table:table-cell>
          <table:table-cell office:value-type="float" office:value="4202496">
            <text:p>4202496</text:p>
          </table:table-cell>
          <table:table-cell office:value-type="float" office:value="19359">
            <text:p>19359</text:p>
          </table:table-cell>
          <table:table-cell office:value-type="float" office:value="245">
            <text:p>245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785">
            <text:p>5785</text:p>
          </table:table-cell>
          <table:table-cell office:value-type="float" office:value="201875456">
            <text:p>2018754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812320">
            <text:p>3216812320</text:p>
          </table:table-cell>
          <table:table-cell office:value-type="float" office:value="3216810876">
            <text:p>321681087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68.69">
            <text:p>68,69</text:p>
          </table:table-cell>
          <table:table-cell table:style-name="ce3" office:value-type="date" office:date-value="2029-02-01">
            <text:p>2029-02-01</text:p>
          </table:table-cell>
          <table:table-cell table:style-name="Default" office:value-type="string">
            <text:p>#</text:p>
          </table:table-cell>
          <table:table-cell table:style-name="Default" office:value-type="float" office:value="10.9708895683">
            <text:p>10,97</text:p>
          </table:table-cell>
          <table:table-cell table:number-columns-repeated="2"/>
          <table:table-cell table:style-name="Default" office:value-type="float" office:value="64.64">
            <text:p>64,64</text:p>
          </table:table-cell>
          <table:table-cell table:style-name="Default" office:value-type="float" office:value="25.08">
            <text:p>25,08</text:p>
          </table:table-cell>
          <table:table-cell table:style-name="Default" office:value-type="string">
            <text:p>#</text:p>
          </table:table-cell>
          <table:table-cell office:value-type="float" office:value="5.68549346924">
            <text:p>5.6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29:.C37])" office:value-type="float" office:value="69.4155555555556">
            <text:p>69.4156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12.9905899630667">
            <text:p>12.9906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64.51">
            <text:p>64.5100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54132495986">
            <text:p>6.541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29:.C37])" office:value-type="float" office:value="0.398092674860738">
            <text:p>0.3981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1.26738363983597">
            <text:p>1.2674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280356915377523">
            <text:p>0.2804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94690517636072">
            <text:p>0.9469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4" table:formula="oooc:=[.C12]" office:value-type="float" office:value="54.7188888888889">
            <text:p>54.72</text:p>
          </table:table-cell>
          <table:table-cell table:style-name="ce4" office:value-type="string">
            <text:p>||</text:p>
          </table:table-cell>
          <table:table-cell table:style-name="ce4" table:formula="oooc:=[.E12]" office:value-type="float" office:value="53.4311111111111">
            <text:p>53.43</text:p>
          </table:table-cell>
          <table:table-cell table:style-name="ce4" office:value-type="string">
            <text:p>||</text:p>
          </table:table-cell>
          <table:table-cell table:style-name="ce4" table:formula="oooc:=[.F44]-[.D44]" office:value-type="float" office:value="-1.28777777777778">
            <text:p>-1.2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C13]" office:value-type="float" office:value="1.40206494539701">
            <text:p>1.40</text:p>
          </table:table-cell>
          <table:table-cell table:style-name="ce4" office:value-type="string">
            <text:p>||</text:p>
          </table:table-cell>
          <table:table-cell table:style-name="ce4" table:formula="oooc:=[.E13]" office:value-type="float" office:value="1.81643500051918">
            <text:p>1.82</text:p>
          </table:table-cell>
          <table:table-cell table:style-name="ce4" office:value-type="string">
            <text:p>||</text:p>
          </table:table-cell>
          <table:table-cell table:style-name="ce4" table:formula="oooc:=[.F45]-[.D45]" office:value-type="float" office:value="0.414370055122174">
            <text:p>0.4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4" table:formula="oooc:=[.C38]" office:value-type="float" office:value="69.4155555555556">
            <text:p>69.42</text:p>
          </table:table-cell>
          <table:table-cell table:style-name="ce4" office:value-type="string">
            <text:p>||</text:p>
          </table:table-cell>
          <table:table-cell table:style-name="ce4" table:formula="oooc:=[.I38]" office:value-type="float" office:value="64.51">
            <text:p>64.51</text:p>
          </table:table-cell>
          <table:table-cell table:style-name="ce4" office:value-type="string">
            <text:p>||</text:p>
          </table:table-cell>
          <table:table-cell table:style-name="ce4" table:formula="oooc:=[.F46]-[.D46]" office:value-type="float" office:value="-4.90555555555555">
            <text:p>-4.9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C39]" office:value-type="float" office:value="0.398092674860738">
            <text:p>0.40</text:p>
          </table:table-cell>
          <table:table-cell table:style-name="ce4" office:value-type="string">
            <text:p>||</text:p>
          </table:table-cell>
          <table:table-cell table:style-name="ce4" table:formula="oooc:=[.I39]" office:value-type="float" office:value="0.280356915377523">
            <text:p>0.28</text:p>
          </table:table-cell>
          <table:table-cell table:style-name="ce4" office:value-type="string">
            <text:p>||</text:p>
          </table:table-cell>
          <table:table-cell table:style-name="ce4" table:formula="oooc:=[.F47]-[.D47]" office:value-type="float" office:value="-0.117735759483215">
            <text:p>-0.1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style-name="ce4" table:formula="oooc:=[.F38]" office:value-type="float" office:value="12.9905899630667">
            <text:p>12.99</text:p>
          </table:table-cell>
          <table:table-cell table:style-name="ce4" office:value-type="string">
            <text:p>||</text:p>
          </table:table-cell>
          <table:table-cell table:style-name="ce4" table:formula="oooc:=[.L38]" office:value-type="float" office:value="6.54132495986">
            <text:p>6.54</text:p>
          </table:table-cell>
          <table:table-cell table:style-name="ce4" office:value-type="string">
            <text:p>||</text:p>
          </table:table-cell>
          <table:table-cell table:style-name="ce4" table:formula="oooc:=[.F48]-[.D48]" office:value-type="float" office:value="-6.44926500320667">
            <text:p>-6.4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F39]" office:value-type="float" office:value="1.26738363983597">
            <text:p>1.27</text:p>
          </table:table-cell>
          <table:table-cell table:style-name="ce4" office:value-type="string">
            <text:p>||</text:p>
          </table:table-cell>
          <table:table-cell table:style-name="ce4" table:formula="oooc:=[.L39]" office:value-type="float" office:value="0.94690517636072">
            <text:p>0.95</text:p>
          </table:table-cell>
          <table:table-cell table:style-name="ce4" office:value-type="string">
            <text:p>||</text:p>
          </table:table-cell>
          <table:table-cell table:style-name="ce4" table:formula="oooc:=[.F49]-[.D49]" office:value-type="float" office:value="-0.320478463475249">
            <text:p>-0.3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style-name="ce4" table:formula="oooc:=[.D46]-[.D48]" office:value-type="float" office:value="56.4249655924889">
            <text:p>56.42</text:p>
          </table:table-cell>
          <table:table-cell table:style-name="ce4" office:value-type="string">
            <text:p>||</text:p>
          </table:table-cell>
          <table:table-cell table:style-name="ce4" table:formula="oooc:=[.F46]-[.F48]" office:value-type="float" office:value="57.96867504014">
            <text:p>57.97</text:p>
          </table:table-cell>
          <table:table-cell table:style-name="ce4" office:value-type="string">
            <text:p>||</text:p>
          </table:table-cell>
          <table:table-cell table:style-name="ce4" table:formula="oooc:=[.F50]-[.D50]" office:value-type="float" office:value="1.54370944765112">
            <text:p>1.5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4" table:formula="oooc:=[.D47]-[.D49]" office:value-type="float" office:value="-0.869290964975231">
            <text:p>-0.87</text:p>
          </table:table-cell>
          <table:table-cell table:style-name="ce4" office:value-type="string">
            <text:p>||</text:p>
          </table:table-cell>
          <table:table-cell table:style-name="ce4" table:formula="oooc:=[.F47]-[.F49]" office:value-type="float" office:value="-0.666548260983197">
            <text:p>-0.67</text:p>
          </table:table-cell>
          <table:table-cell table:style-name="ce4" office:value-type="string">
            <text:p>||</text:p>
          </table:table-cell>
          <table:table-cell table:style-name="ce4" table:formula="oooc:=[.F51]-[.D51]" office:value-type="float" office:value="0.202742703992035">
            <text:p>0.2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style-name="ce4" table:formula="oooc:=[.D50]-[.D44]" office:value-type="float" office:value="1.7060767036">
            <text:p>1.71</text:p>
          </table:table-cell>
          <table:table-cell table:style-name="ce4" office:value-type="string">
            <text:p>||</text:p>
          </table:table-cell>
          <table:table-cell table:style-name="ce4" table:formula="oooc:=[.F50]-[.F44]" office:value-type="float" office:value="4.5375639290289">
            <text:p>4.54</text:p>
          </table:table-cell>
          <table:table-cell table:style-name="ce4" office:value-type="string">
            <text:p>||</text:p>
          </table:table-cell>
          <table:table-cell table:style-name="ce4"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with openoffice difference to plain boot</text:p>
          </table:table-cell>
          <table:table-cell table:style-name="ce1" office:value-type="string">
            <text:p>||</text:p>
          </table:table-cell>
          <table:table-cell table:formula="oooc:=[.D46]-[.D44]" office:value-type="float" office:value="14.6966666666667">
            <text:p>14.7</text:p>
          </table:table-cell>
          <table:table-cell office:value-type="string">
            <text:p>||</text:p>
          </table:table-cell>
          <table:table-cell table:formula="oooc:=[.F46]-[.F44]" office:value-type="float" office:value="11.0788888888889">
            <text:p>11.08</text:p>
          </table:table-cell>
          <table:table-cell office:value-type="string">
            <text:p>||</text:p>
          </table:table-cell>
          <table:table-cell table:formula="oooc:=[.H46]-[.H44]" office:value-type="float" office:value="-3.61777777777777">
            <text:p>-3.6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>
            <draw:frame table:end-cell-address="Arkusz1.E89" table:end-x="1.117cm" table:end-y="0.031cm" draw:z-index="0" svg:width="18.132cm" svg:height="11.976cm" svg:x="0.026cm" svg:y="0.003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6" table:end-x="1.007cm" table:end-y="0.056cm" draw:z-index="1" svg:width="17.414cm" svg:height="12.402cm" svg:x="0.634cm" svg:y="0.081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3" table:end-x="1.09cm" table:end-y="0.108cm" draw:z-index="2" svg:width="17.994cm" svg:height="12.374cm" svg:x="0.137cm" svg:y="0.16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2007-08-07</text:date>, <text:time>19:24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07T19:24:40</dc:date>
    <dc:language>pl-PL</dc:language>
    <meta:editing-cycles>20</meta:editing-cycles>
    <meta:editing-duration>P8DT11H0M49S</meta:editing-duration>
    <meta:user-defined meta:name="Info 1"/>
    <meta:user-defined meta:name="Info 2"/>
    <meta:user-defined meta:name="Info 3"/>
    <meta:user-defined meta:name="Info 4"/>
    <meta:document-statistic meta:table-count="3" meta:cell-count="8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7cm" chart:class="chart:line" chart:style-name="ch1">
        <chart:title svg:x="7.42cm" svg:y="0.238cm" chart:style-name="ch2">
          <text:p>Boot time</text:p>
        </chart:title>
        <chart:legend chart:legend-position="end" svg:x="15.31cm" svg:y="5.37cm" chart:style-name="ch3"/>
        <chart:plot-area chart:style-name="ch4" table:cell-range-address="Arkusz1.$B$2:.$C$11 Arkusz1.$E$2:.$E$11" chart:data-source-has-labels="both" chart:table-number-list="0 0" svg:x="0.362cm" svg:y="1.678cm" svg:width="14.165cm" svg:height="10.06cm">
          <chart:axis chart:dimension="x" chart:name="primary-x" chart:style-name="ch5">
            <chart:title svg:x="6.681cm" svg:y="11.046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2.39">
                <text:p>52.39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03">
                <text:p>55.03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43">
                <text:p>54.43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6">
                <text:p>53.46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83">
                <text:p>54.83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11">
                <text:p>55.11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23">
                <text:p>54.23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45">
                <text:p>57.45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54">
                <text:p>55.54</text:p>
              </table:table-cell>
              <table:table-cell office:value-type="float" office:value="54.56">
                <text:p>54.5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3cm" chart:class="chart:line" chart:style-name="ch1">
        <chart:title svg:x="3.985cm" svg:y="0.248cm" chart:style-name="ch2">
          <text:p>Boot time with OpenOffice</text:p>
        </chart:title>
        <chart:legend chart:legend-position="end" svg:x="14.494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54cm" svg:y="11.43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9.73">
                <text:p>69.73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8">
                <text:p>69.8</text:p>
              </table:table-cell>
              <table:table-cell office:value-type="float" office:value="64.38">
                <text:p>64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39">
                <text:p>69.39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58">
                <text:p>69.58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96">
                <text:p>69.96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14">
                <text:p>69.14</text:p>
              </table:table-cell>
              <table:table-cell office:value-type="float" office:value="64.92">
                <text:p>64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12">
                <text:p>69.12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33">
                <text:p>69.33</text:p>
              </table:table-cell>
              <table:table-cell office:value-type="float" office:value="64.49">
                <text:p>64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69">
                <text:p>68.69</text:p>
              </table:table-cell>
              <table:table-cell office:value-type="float" office:value="64.64">
                <text:p>64.6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5cm" chart:class="chart:line" chart:style-name="ch1">
        <chart:title svg:x="4.819cm" svg:y="0.244cm" chart:style-name="ch2">
          <text:p>Openoffice startup time</text:p>
        </chart:title>
        <chart:legend chart:legend-position="end" svg:x="15.058cm" svg:y="5.535cm" chart:style-name="ch3"/>
        <chart:plot-area chart:style-name="ch4" table:cell-range-address="Arkusz1.$B$28:.$B$37 Arkusz1.$F$28:.$F$37 Arkusz1.$L$28:.$L$37" chart:data-source-has-labels="both" chart:table-number-list="0 0 0" svg:x="0.358cm" svg:y="1.736cm" svg:width="13.985cm" svg:height="10.393cm">
          <chart:axis chart:dimension="x" chart:name="primary-x" chart:style-name="ch5">
            <chart:title svg:x="6.749cm" svg:y="11.407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14.3095972538">
                <text:p>14.3095972538</text:p>
              </table:table-cell>
              <table:table-cell office:value-type="float" office:value="6.92118048668">
                <text:p>6.92118048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680077076">
                <text:p>14.5680077076</text:p>
              </table:table-cell>
              <table:table-cell office:value-type="float" office:value="6.24580955505">
                <text:p>6.24580955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564318657">
                <text:p>12.4564318657</text:p>
              </table:table-cell>
              <table:table-cell office:value-type="float" office:value="8.20017838478">
                <text:p>8.20017838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07636929">
                <text:p>12.2107636929</text:p>
              </table:table-cell>
              <table:table-cell office:value-type="float" office:value="5.71253418922">
                <text:p>5.71253418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452060699">
                <text:p>12.0452060699</text:p>
              </table:table-cell>
              <table:table-cell office:value-type="float" office:value="7.4144718647">
                <text:p>7.414471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54871941">
                <text:p>12.2654871941</text:p>
              </table:table-cell>
              <table:table-cell office:value-type="float" office:value="7.26034903526">
                <text:p>7.26034903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100285053">
                <text:p>14.1100285053</text:p>
              </table:table-cell>
              <table:table-cell office:value-type="float" office:value="5.96935391426">
                <text:p>5.96935391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7889781">
                <text:p>13.97889781</text:p>
              </table:table-cell>
              <table:table-cell office:value-type="float" office:value="5.46255373955">
                <text:p>5.46255373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708895683">
                <text:p>10.9708895683</text:p>
              </table:table-cell>
              <table:table-cell office:value-type="float" office:value="5.68549346924">
                <text:p>5.6854934692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